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rsid="001fe7b0" officeooo:paragraph-rsid="001b9975"/>
    </style:style>
    <style:style style:name="P2" style:family="paragraph" style:parent-style-name="Standard">
      <style:text-properties fo:font-size="16pt" officeooo:rsid="001fe7b0" officeooo:paragraph-rsid="001b9975"/>
    </style:style>
    <style:style style:name="P3" style:family="paragraph" style:parent-style-name="Standard">
      <loext:graphic-properties draw:fill-gradient-name="gradient" draw:fill-hatch-name="hatch"/>
      <style:text-properties fo:font-size="16pt" officeooo:rsid="001fe7b0" officeooo:paragraph-rsid="001b9975"/>
    </style:style>
    <style:style style:name="P4" style:family="paragraph" style:parent-style-name="Standard">
      <style:paragraph-properties fo:break-before="page"/>
      <style:text-properties fo:font-size="16pt" officeooo:rsid="001fe7b0" officeooo:paragraph-rsid="00421ab4"/>
    </style:style>
    <style:style style:name="P5" style:family="paragraph" style:parent-style-name="Standard" style:list-style-name="List_20_1">
      <loext:graphic-properties draw:fill-gradient-name="gradient" draw:fill-hatch-name="hatch"/>
      <style:text-properties fo:font-size="16pt" officeooo:rsid="001fe7b0" officeooo:paragraph-rsid="001b9975"/>
    </style:style>
    <style:style style:name="P6" style:family="paragraph" style:parent-style-name="Standard">
      <style:text-properties fo:font-size="16pt" officeooo:rsid="003538e2" officeooo:paragraph-rsid="003538e2"/>
    </style:style>
    <style:style style:name="P7" style:family="paragraph" style:parent-style-name="Standard">
      <style:text-properties fo:font-size="16pt" fo:font-weight="bold" officeooo:rsid="0033e422" officeooo:paragraph-rsid="0033e422" style:font-weight-asian="bold" style:font-weight-complex="bold"/>
    </style:style>
    <style:style style:name="P8" style:family="paragraph" style:parent-style-name="Standard">
      <style:text-properties fo:font-size="16pt" fo:font-weight="bold" officeooo:rsid="00316264" officeooo:paragraph-rsid="00316264" style:font-weight-asian="bold" style:font-weight-complex="bold"/>
    </style:style>
    <style:style style:name="P9" style:family="paragraph" style:parent-style-name="Standard">
      <style:paragraph-properties fo:break-before="page"/>
      <style:text-properties fo:font-size="16pt" officeooo:rsid="00386a98" officeooo:paragraph-rsid="00386a98"/>
    </style:style>
    <style:style style:name="P10" style:family="paragraph" style:parent-style-name="Standard">
      <style:text-properties fo:font-size="16pt" fo:font-style="italic" officeooo:rsid="006572a0" officeooo:paragraph-rsid="006572a0" style:font-style-asian="italic" style:font-style-complex="italic"/>
    </style:style>
    <style:style style:name="P11" style:family="paragraph" style:parent-style-name="Standard">
      <style:text-properties fo:font-size="16pt" officeooo:rsid="0044c959" officeooo:paragraph-rsid="0044c959"/>
    </style:style>
    <style:style style:name="P12" style:family="paragraph" style:parent-style-name="Standard" style:list-style-name="List_20_1">
      <loext:graphic-properties draw:fill-gradient-name="gradient" draw:fill-hatch-name="hatch"/>
      <style:text-properties fo:font-size="16pt" officeooo:rsid="004b916b" officeooo:paragraph-rsid="004b916b"/>
    </style:style>
    <style:style style:name="P13" style:family="paragraph" style:parent-style-name="Standard" style:list-style-name="List_20_1">
      <loext:graphic-properties draw:fill-gradient-name="gradient" draw:fill-hatch-name="hatch"/>
      <style:text-properties fo:font-size="16pt" officeooo:rsid="0054d352" officeooo:paragraph-rsid="0054d352"/>
    </style:style>
    <style:style style:name="P14" style:family="paragraph" style:parent-style-name="Standard" style:list-style-name="List_20_1">
      <loext:graphic-properties draw:fill-gradient-name="gradient" draw:fill-hatch-name="hatch"/>
      <style:text-properties fo:font-size="16pt" officeooo:rsid="00560f8b" officeooo:paragraph-rsid="00560f8b"/>
    </style:style>
    <style:style style:name="P15" style:family="paragraph" style:parent-style-name="Standard">
      <style:text-properties fo:font-size="16pt" officeooo:rsid="005adc3f" officeooo:paragraph-rsid="001b9975"/>
    </style:style>
    <style:style style:name="P16" style:family="paragraph" style:parent-style-name="Standard">
      <style:text-properties fo:font-size="16pt" officeooo:rsid="005dc538" officeooo:paragraph-rsid="005dc538"/>
    </style:style>
    <style:style style:name="P17" style:family="paragraph" style:parent-style-name="Standard">
      <style:text-properties fo:font-size="16pt" officeooo:rsid="00608328" officeooo:paragraph-rsid="00608328"/>
    </style:style>
    <style:style style:name="P18" style:family="paragraph" style:parent-style-name="Standard">
      <style:text-properties fo:font-size="16pt" officeooo:rsid="00652350" officeooo:paragraph-rsid="00652350"/>
    </style:style>
    <style:style style:name="P19" style:family="paragraph" style:parent-style-name="Standard">
      <style:text-properties fo:font-size="16pt" officeooo:rsid="006b64cd" officeooo:paragraph-rsid="006b64cd"/>
    </style:style>
    <style:style style:name="P20" style:family="paragraph" style:parent-style-name="Standard">
      <style:text-properties fo:font-size="16pt" officeooo:rsid="006b7655" officeooo:paragraph-rsid="006b7655"/>
    </style:style>
    <style:style style:name="T1" style:family="text">
      <style:text-properties officeooo:rsid="0033dbc9"/>
    </style:style>
    <style:style style:name="T2" style:family="text">
      <style:text-properties officeooo:rsid="003fdd8e"/>
    </style:style>
    <style:style style:name="T3" style:family="text">
      <style:text-properties officeooo:rsid="00421ab4"/>
    </style:style>
    <style:style style:name="T4" style:family="text">
      <style:text-properties officeooo:rsid="004d80e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5ede11"/>
    </style:style>
    <style:style style:name="T7" style:family="text">
      <style:text-properties officeooo:rsid="00621668"/>
    </style:style>
    <style:style style:name="T8" style:family="text">
      <style:text-properties officeooo:rsid="006316b6"/>
    </style:style>
    <style:style style:name="T9" style:family="text">
      <style:text-properties officeooo:rsid="0063e193"/>
    </style:style>
    <style:style style:name="T10" style:family="text">
      <style:text-properties officeooo:rsid="00667792"/>
    </style:style>
    <style:style style:name="T11" style:family="text">
      <style:text-properties officeooo:rsid="006872e2"/>
    </style:style>
    <style:style style:name="T12" style:family="text">
      <style:text-properties fo:font-style="italic" officeooo:rsid="00421ab4" style:font-style-asian="italic" style:font-style-complex="italic"/>
    </style:style>
    <style:style style:name="T13" style:family="text">
      <style:text-properties fo:font-style="italic" officeooo:rsid="003fdd8e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hrplan Physik (<text:span text:style-name="T1">6</text:span> – 18 Jahre)</text:p>
      <text:p text:style-name="P1"/>
      <text:p text:style-name="P7">Unterstufe (6 bis 12 Jahre)</text:p>
      <text:p text:style-name="P1"/>
      <text:p text:style-name="P17">Man sollte versuchen, bei Kindern keine allzu strenge Trennung der Unterrichtsfächer durchzusetzen. <text:span text:style-name="T7">Die Welt soll naiv erfahren werden. Dadurch wird die beste Bindung zur Welt hergestellt.</text:span></text:p>
      <text:p text:style-name="P1"/>
      <text:p text:style-name="P6"><text:span text:style-name="T8">Inhalt ist </text:span>Werken mit Holz und anderen handlichen Werkstoffen.</text:p>
      <text:p text:style-name="P6">Basteln zusammen mit Spiele <text:span text:style-name="T9">(Bewegung)</text:span> und Musik.</text:p>
      <text:p text:style-name="P1"/>
      <text:p text:style-name="P16">Das Basteln dient dazu, eine Verbindung zur Welt herzustellen.<text:line-break/><text:span text:style-name="T6">Dadurch entsteht eine Querverknüpfung zwischen Tun und Wissen.</text:span></text:p>
      <text:p text:style-name="P16"/>
      <text:p text:style-name="P16"/>
      <text:p text:style-name="P16"/>
      <text:p text:style-name="P10">Holz</text:p>
      <text:p text:style-name="P16"/>
      <text:p text:style-name="P18">Zum Holz im Besonderen gibt es viel zu sagen. <text:span text:style-name="T10">Es ist Arbeitsstoff, aber auch Symbol für Leben: Wachstum, Verarbeitung und Verbrauch. </text:span><text:span text:style-name="T11">Nur durch das Holz kann das eigene Wesen als das verstanden werden, was es ist: Ein Teil des großen Ganzen.</text:span></text:p>
      <text:p text:style-name="P15"/>
      <text:p text:style-name="P19">Versucht werden können etwa:</text:p>
      <text:list xml:id="list1995181" text:style-name="List_20_1">
        <text:list-item>
          <text:p text:style-name="P5">Wanderung durch Wald</text:p>
        </text:list-item>
        <text:list-item>
          <text:p text:style-name="P5">Sammeln von Holz</text:p>
        </text:list-item>
        <text:list-item>
          <text:p text:style-name="P5">Lagerfeuer</text:p>
        </text:list-item>
        <text:list-item>
          <text:p text:style-name="P5">Videomaterial: Sägewerk</text:p>
        </text:list-item>
        <text:list-item>
          <text:p text:style-name="P5">Herstellung von Brettern und Möbel</text:p>
        </text:list-item>
        <text:list-item>
          <text:p text:style-name="P5">Wärme und Heizen</text:p>
        </text:list-item>
      </text:list>
      <text:p text:style-name="P1"/>
      <text:p text:style-name="P1"/>
      <text:p text:style-name="P4"><text:span text:style-name="T12">Medien</text:span><text:span text:style-name="T13">-Unterricht</text:span></text:p>
      <text:p text:style-name="P1"/>
      <text:p text:style-name="P20">Daneben erweist der Multi-Medien-Unterricht seinen Dienst in der Vermittlung von Inhalten, die nicht so unmittelbar greifbar sind:</text:p>
      <text:p text:style-name="P1"/>
      <text:p text:style-name="P1">Kunststoff</text:p>
      <text:list xml:id="list5031395405215" text:continue-numbering="true" text:style-name="List_20_1">
        <text:list-item>
          <text:p text:style-name="P5">Kunststoffe werden aus pflanzlichem Material hergestellt</text:p>
        </text:list-item>
        <text:list-item>
          <text:p text:style-name="P5">Kunststoffe (Plastik) können beliebig geformt werden</text:p>
        </text:list-item>
        <text:list-item>
          <text:p text:style-name="P13">Kunststoffe sind leicht und flexibel</text:p>
        </text:list-item>
      </text:list>
      <text:p text:style-name="P1"/>
      <text:p text:style-name="P1">Glas</text:p>
      <text:list xml:id="list5030986293232" text:continue-numbering="true" text:style-name="List_20_1">
        <text:list-item>
          <text:p text:style-name="P5">Glas wird aus Sand hergestellt</text:p>
        </text:list-item>
        <text:list-item>
          <text:p text:style-name="P5">Glas kann geschmolzen und geformt werden</text:p>
        </text:list-item>
        <text:list-item>
          <text:p text:style-name="P14">Glas ist durchsichtig und lebensmittelecht</text:p>
        </text:list-item>
      </text:list>
      <text:p text:style-name="P3"/>
      <text:p text:style-name="P11">Metall</text:p>
      <text:list xml:id="list5032056399319" text:continue-numbering="true" text:style-name="List_20_1">
        <text:list-item>
          <text:p text:style-name="P12">Metall wird aus Erz aus dem Boden gewonnen</text:p>
        </text:list-item>
        <text:list-item>
          <text:p text:style-name="P12">Metall ist sehr beständig <text:span text:style-name="T4">und hat gute Eigenschaften</text:span></text:p>
        </text:list-item>
      </text:list>
      <text:p text:style-name="P1"/>
      <text:p text:style-name="P1"/>
      <text:p text:style-name="P9"><text:span text:style-name="T5">Oberstufe (12 bis 18 Jahre)</text:span></text:p>
      <text:p text:style-name="P1"/>
      <text:p text:style-name="P1">Alltagsphysik („klassische Physik“):</text:p>
      <text:p text:style-name="P1"><text:s text:c="4"/>• Holz, Kunststoffe <text:s/>&amp; Glase</text:p>
      <text:p text:style-name="P1"><text:s text:c="4"/>• Feststoffe, Flüssigkeiten, Gase, Energie</text:p>
      <text:p text:style-name="P1"><text:s text:c="4"/>• Energieerhaltungssatz, Umwandlung von Licht in Wärme</text:p>
      <text:p text:style-name="P1"><text:s text:c="4"/>• Mechanik, Magnetismus, Elektromotor</text:p>
      <text:p text:style-name="P1"/>
      <text:p text:style-name="P1">Oberstufe</text:p>
      <text:p text:style-name="P1"/>
      <text:p text:style-name="P1">Fortgeschrittene Themen in der Physik:</text:p>
      <text:p text:style-name="P1"><text:s text:c="4"/>• Elektrotechnik</text:p>
      <text:p text:style-name="P1"><text:s text:c="4"/>• Lichtgeschwindigkeit &amp; Schwerkraft</text:p>
      <text:p text:style-name="P1"><text:s text:c="4"/>• Quantenphysik und Wellenfunktion</text:p>
      <text:p text:style-name="P1"><text:s text:c="4"/>• Strömungsphysik, Magnetismus &amp; Wellenfunktio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.84cm" fo:margin-left="2.439cm" fo:margin-right="3.3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36:00.280178486</meta:creation-date>
    <meta:generator>LibreOffice/7.4.7.2$Linux_X86_64 LibreOffice_project/40$Build-2</meta:generator>
    <dc:date>2024-01-14T00:50:29.816905018</dc:date>
    <meta:editing-duration>PT29M42S</meta:editing-duration>
    <meta:editing-cycles>79</meta:editing-cycles>
    <meta:document-statistic meta:table-count="0" meta:image-count="0" meta:object-count="0" meta:page-count="3" meta:paragraph-count="40" meta:word-count="266" meta:character-count="1839" meta:non-whitespace-character-count="1593"/>
  </office:meta>
</office:document-meta>
</file>